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073104" officeooo:paragraph-rsid="00073104"/>
    </style:style>
    <style:style style:name="P2" style:family="paragraph" style:parent-style-name="Standard">
      <style:text-properties fo:font-size="16pt" officeooo:rsid="00073104" officeooo:paragraph-rsid="00073104" style:font-size-asian="16pt" style:font-size-complex="16pt"/>
    </style:style>
    <style:style style:name="P3" style:family="paragraph" style:parent-style-name="Standard">
      <style:text-properties fo:color="#000000" style:font-name="monospace" officeooo:rsid="00073104" officeooo:paragraph-rsid="00073104" fo:background-color="#ffffff"/>
    </style:style>
    <style:style style:name="P4" style:family="paragraph" style:parent-style-name="Standard">
      <style:text-properties fo:color="#000000" style:font-name="monospace" fo:font-size="14pt" officeooo:rsid="00073104" officeooo:paragraph-rsid="00073104" fo:background-color="#ffffff" style:font-size-asian="14pt" style:font-size-complex="14pt"/>
    </style:style>
    <style:style style:name="P5" style:family="paragraph" style:parent-style-name="Standard">
      <style:text-properties fo:color="#000000" style:font-name="monospace" fo:font-size="14pt" officeooo:rsid="00073104" officeooo:paragraph-rsid="000ae1e6" fo:background-color="#ffffff" style:font-size-asian="14pt" style:font-size-complex="14pt"/>
    </style:style>
    <style:style style:name="P6" style:family="paragraph" style:parent-style-name="Standard">
      <style:text-properties fo:color="#000000" style:font-name="monospace" officeooo:rsid="00073104" officeooo:paragraph-rsid="000ae1e6" fo:background-color="#ffffff"/>
    </style:style>
    <style:style style:name="P7" style:family="paragraph" style:parent-style-name="Standard">
      <style:text-properties style:font-name="monospace" officeooo:paragraph-rsid="000ae1e6"/>
    </style:style>
    <style:style style:name="P8" style:family="paragraph" style:parent-style-name="Standard">
      <style:text-properties style:font-name="monospace" officeooo:rsid="00073104" officeooo:paragraph-rsid="00073104"/>
    </style:style>
    <style:style style:name="P9" style:family="paragraph" style:parent-style-name="Standard">
      <style:text-properties style:font-name="monospace" officeooo:paragraph-rsid="000bc80f"/>
    </style:style>
    <style:style style:name="T1" style:family="text">
      <style:text-properties fo:color="#54ff54" fo:font-weight="bold" fo:background-color="#ffffff" loext:char-shading-value="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size="14pt" officeooo:rsid="00073104" fo:background-color="#ffffff" loext:char-shading-value="0" style:font-size-asian="14pt" style:font-size-complex="14pt"/>
    </style:style>
    <style:style style:name="T4" style:family="text">
      <style:text-properties fo:color="#000000" fo:font-size="14pt" officeooo:rsid="000ae1e6" fo:background-color="#ffffff" loext:char-shading-value="0" style:font-size-asian="14pt" style:font-size-complex="14pt"/>
    </style:style>
    <style:style style:name="T5" style:family="text">
      <style:text-properties fo:color="#000000" fo:font-size="14pt" officeooo:rsid="000bc80f" fo:background-color="#ffffff" loext:char-shading-value="0" style:font-size-asian="14pt" style:font-size-complex="14pt"/>
    </style:style>
    <style:style style:name="T6" style:family="text">
      <style:text-properties fo:color="#5454ff" fo:font-weight="bold" fo:background-color="#ffffff" loext:char-shading-value="0"/>
    </style:style>
    <style:style style:name="T7" style:family="text">
      <style:text-properties officeooo:rsid="000ae1e6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Clonar Repositorio</text:p>
      <text:p text:style-name="P1"><text:span text:style-name="T1"><text:tab/>azrcode@AZRCode</text:span><text:span text:style-name="T2">:</text:span><text:span text:style-name="T6">~</text:span><text:span text:style-name="T2">$ git clone <text:tab/>https://github.com/adsoftsito/database2020.git </text:span></text:p>
      <text:p text:style-name="P3"/>
      <text:p text:style-name="P3"/>
      <text:p text:style-name="P4">-Conectar a la BD</text:p>
      <text:p text:style-name="P1"><text:span text:style-name="T1"><text:tab/>azrcode@AZRCode</text:span><text:span text:style-name="T2">:</text:span><text:span text:style-name="T6">~</text:span><text:span text:style-name="T2">$ cd database2020/ </text:span></text:p>
      <text:p text:style-name="P1"><text:span text:style-name="T1"><text:tab/>azrcode@AZRCode</text:span><text:span text:style-name="T2">:</text:span><text:span text:style-name="T6">~/database2020</text:span><text:span text:style-name="T2">$ cd ssh</text:span></text:p>
      <text:p text:style-name="P1"><text:span text:style-name="T1"><text:tab/>azrcode@AZRCode</text:span><text:span text:style-name="T2">:</text:span><text:span text:style-name="T6">~/database2020/ssh</text:span><text:span text:style-name="T2">$ chmod 400 arturozr</text:span></text:p>
      <text:p text:style-name="P1"><text:span text:style-name="T1"><text:tab/>azrcode@AZRCode</text:span><text:span text:style-name="T2">:</text:span><text:span text:style-name="T6">~/database2020/ssh</text:span><text:span text:style-name="T2">$ ssh -i arturozr <text:tab/>arturozr@104.198.244.0;  </text:span></text:p>
      <text:p text:style-name="P1"><text:span text:style-name="T2"/></text:p>
      <text:p text:style-name="P1"><text:span text:style-name="T2"/></text:p>
      <text:p text:style-name="P5">-C<text:span text:style-name="T7">rear BD en POSTGRES</text:span></text:p>
      <text:p text:style-name="P6"><text:span text:style-name="T8"><text:tab/>[arturozr@tec2021 ~]$ sudo -u postgres createdb <text:tab/>arturozr_company;</text:span></text:p>
      <text:p text:style-name="P6"><text:span text:style-name="T8"/></text:p>
      <text:p text:style-name="P6"><text:span text:style-name="T8"/></text:p>
      <text:p text:style-name="P4">-Conectar a POSTGRES</text:p>
      <text:p text:style-name="P5"><text:tab/>[arturozr@tec2021 ~]$ sudo -u postgres psql;</text:p>
      <text:p text:style-name="P5"/>
      <text:p text:style-name="P5"/>
      <text:p text:style-name="P5">-Conectar a <text:span text:style-name="T7">BD en POSTGRES</text:span></text:p>
      <text:p text:style-name="P9"><text:span text:style-name="T3"><text:tab/></text:span><text:span text:style-name="T2">postgres=# \connect arturozr_company;</text:span></text:p>
      <text:p text:style-name="P9"><text:span text:style-name="T2"/></text:p>
      <text:p text:style-name="P9"><text:span text:style-name="T2"/></text:p>
      <text:p text:style-name="P9"><text:span text:style-name="T3">-C</text:span><text:span text:style-name="T5">rear tablas en POSTGRES</text:span></text:p>
      <text:p text:style-name="P9"><text:span text:style-name="T5"><text:tab/>arturozr_company=# create table empleados(idSsn <text:tab/>varchar(20), cumpleanos varchar(50));</text:span></text:p>
      <text:p text:style-name="P9"><text:span text:style-name="T5"/></text:p>
      <text:p text:style-name="P9"><text:span text:style-name="T5"><text:line-break/></text:span><text:span text:style-name="T3">-</text:span><text:span text:style-name="T5">Seleccionar tablas en POSTGRES</text:span></text:p>
      <text:p text:style-name="P9"><text:span text:style-name="T5"><text:tab/>arturozr_company=# select*from<text:line-break/></text:span></text:p>
      <text:p text:style-name="P9"><text:span text:style-name="T5"><text:tab/></text:span><text:line-break/></text:p>
      <text:p text:style-name="P5"/>
      <text:p text:style-name="P5"/>
      <text:p text:style-name="P7"><text:span text:style-name="T3"><text:line-break/><text:line-break/></text:span><text:line-break/></text:p>
      <text:p text:style-name="P5"/>
      <text:p text:style-name="P5"><text:soft-page-break/><text:line-break/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07:24:17.923119150</meta:creation-date>
    <dc:date>2020-10-29T14:35:54.907029091</dc:date>
    <meta:editing-duration>PT43M5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20" meta:word-count="70" meta:character-count="724" meta:non-whitespace-character-count="644"/>
  </office:meta>
</office:document-meta>
</file>